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09-24T11:40:31.79">
            <text:p>0924 <text:s/>114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4T11:40:31.79">
            <text:p>2021/9/24 11:4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4T11:40:31.79">
            <text:p>0924 <text:s/>1140</text:p>
          </table:table-cell>
          <table:table-cell table:style-name="ce7" table:formula="of:=NOW()" office:value-type="date" office:date-value="2021-09-24T11:40:31.79">
            <text:p>0924 <text:s/>114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4T11:40:31.79">
            <text:p>0924 <text:s/>11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4T11:40:27.5">
            <text:p>0924 <text:s/>114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4T11:40:32.49">
            <text:p>0924 <text:s/>1140</text:p>
          </table:table-cell>
          <table:table-cell table:style-name="ce7" table:formula="of:=NOW()" office:value-type="date" office:date-value="2021-09-24T11:40:32.49">
            <text:p>0924 <text:s/>114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4T11:40:32.5">
            <text:p>0924 <text:s/>114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2021/09/24</text:date>, <text:time>11:4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4T11:40:31.73</dc:date>
    <dc:creator>iwabuchi ken</dc:creator>
    <meta:editing-duration>P7DT13H29M7S</meta:editing-duration>
    <meta:editing-cycles>1094</meta:editing-cycles>
    <meta:generator>OpenOffice/4.1.3$Win32 OpenOffice.org_project/413m1$Build-9783</meta:generator>
    <meta:document-statistic meta:table-count="2" meta:cell-count="1029" meta:object-count="0"/>
  </office:meta>
</office:document-meta>
</file>